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e7b13" officeooo:paragraph-rsid="001e7b13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officeooo:rsid="00153716" officeooo:paragraph-rsid="00153716"/>
    </style:style>
    <style:style style:name="P5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officeooo:rsid="001de5c5" officeooo:paragraph-rsid="001e7b13"/>
    </style:style>
    <style:style style:name="P7" style:family="paragraph" style:parent-style-name="Standard">
      <style:paragraph-properties fo:margin-top="0cm" fo:margin-bottom="0cm" loext:contextual-spacing="false"/>
      <style:text-properties officeooo:rsid="001e7b13" officeooo:paragraph-rsid="001e7b13"/>
    </style:style>
    <style:style style:name="P8" style:family="paragraph" style:parent-style-name="Standard">
      <style:paragraph-properties fo:margin-top="0cm" fo:margin-bottom="0cm" loext:contextual-spacing="false"/>
      <style:text-properties officeooo:rsid="001ffb4b" officeooo:paragraph-rsid="001ffb4b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540de" officeooo:paragraph-rsid="001540d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 style:master-page-name="Converted1">
      <style:paragraph-properties fo:margin-top="0cm" fo:margin-bottom="0cm" loext:contextual-spacing="false" fo:line-height="100%" style:page-number="auto"/>
    </style:style>
    <style:style style:name="P15" style:family="paragraph" style:parent-style-name="Standard" style:master-page-name="Converted2">
      <style:paragraph-properties fo:margin-top="0cm" fo:margin-bottom="0cm" loext:contextual-spacing="false" fo:line-height="100%" style:page-number="auto"/>
    </style:style>
    <style:style style:name="P16" style:family="paragraph" style:parent-style-name="Standard" style:master-page-name="Converted3">
      <style:paragraph-properties fo:margin-top="0cm" fo:margin-bottom="0cm" loext:contextual-spacing="false" fo:line-height="100%" style:page-number="auto"/>
    </style:style>
    <style:style style:name="P17" style:family="paragraph" style:parent-style-name="Standard" style:master-page-name="Converted4">
      <style:paragraph-properties fo:margin-top="0cm" fo:margin-bottom="0cm" loext:contextual-spacing="false" fo:line-height="100%" style:page-number="auto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officeooo:rsid="001cba26" officeooo:paragraph-rsid="001cba26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officeooo:rsid="001de5c5" officeooo:paragraph-rsid="001de5c5"/>
    </style:style>
    <style:style style:name="P20" style:family="paragraph" style:parent-style-name="Standard">
      <style:paragraph-properties fo:margin-top="0cm" fo:margin-bottom="0cm" loext:contextual-spacing="false"/>
      <style:text-properties officeooo:rsid="001e7b13" officeooo:paragraph-rsid="001e7b13"/>
    </style:style>
    <style:style style:name="P21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officeooo:rsid="00153716" officeooo:paragraph-rsid="00153716"/>
    </style:style>
    <style:style style:name="P2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23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5f601" officeooo:paragraph-rsid="0025f601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25f601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2fc8c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40292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1a19d1" style:font-style-asian="italic" style:font-weight-asian="bold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2fc8c"/>
    </style:style>
    <style:style style:name="T11" style:family="text">
      <style:text-properties officeooo:rsid="0014029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a19d1"/>
    </style:style>
    <style:style style:name="T14" style:family="text">
      <style:text-properties officeooo:rsid="001ba4b1"/>
    </style:style>
    <style:style style:name="T15" style:family="text">
      <style:text-properties officeooo:rsid="001de5c5"/>
    </style:style>
    <style:style style:name="T16" style:family="text">
      <style:text-properties officeooo:rsid="001e7b13"/>
    </style:style>
    <style:style style:name="T17" style:family="text">
      <style:text-properties officeooo:rsid="0025f601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bstract:</text:p>
      <text:p text:style-name="P1"><text:tab/>This report experimentally compares two different approaches in effectively predicting the ratings for a wine based on its chemical composition. This project was set out at the request of <text:span text:style-name="T1">The Firm</text:span>. For this experiment, the team will be comparing the effectiveness of the <text:span text:style-name="T1">Linear Regression</text:span><text:span text:style-name="T1"><text:note text:id="ftn1" text:note-class="footnote"><text:note-citation>1</text:note-citation><text:note-body><text:p text:style-name="P14"><text:a xlink:type="simple" xlink:href="https://machinelearningmastery.com/linear-regression-for-machine-learning/" text:style-name="Internet_20_link" text:visited-style-name="Visited_20_Internet_20_Link"><text:span text:style-name="T7">https://machinelearningmastery.com/linear-regression-for-machine-learning/</text:span></text:a><text:span text:style-name="T8"> - This link effectively describes the theory behind Linear Regression prediction.</text:span></text:p></text:note-body></text:note></text:span> and <text:span text:style-name="T1">K-means Clustering </text:span><text:span text:style-name="T1"><text:note text:id="ftn2" text:note-class="footnote"><text:note-citation>2</text:note-citation><text:note-body><text:p text:style-name="P15"><text:a xlink:type="simple" xlink:href="https://msdn.microsoft.com/en-us/library/azure/dn905944.aspx" text:style-name="Internet_20_link" text:visited-style-name="Visited_20_Internet_20_Link"><text:span text:style-name="T7">https://msdn.microsoft.com/en-us/library/azure/dn905944.aspx</text:span></text:a><text:span text:style-name="T8"> - This link explains the basic theory behind the K-means clustering algorithm. </text:span></text:p></text:note-body></text:note></text:span><text:span text:style-name="T1">models</text:span> on a dataset comprising of white wine.</text:p>
      <text:p text:style-name="P1"/>
      <text:p text:style-name="P2">Data and Preprocessing:</text:p>
      <text:p text:style-name="P1"><text:tab/>In this experiment, the dataset used by the team was <text:span text:style-name="T17">the </text:span>“<text:span text:style-name="T1">wine</text:span><text:span text:style-name="T2">quality-white</text:span>” data set. This dataset is comprised of 4898 instances with 11 Features and 1 target value. The data set is formatted similar to a CSV<text:note text:id="ftn3" text:note-class="footnote"><text:note-citation>3</text:note-citation><text:note-body><text:p text:style-name="P16"><text:a xlink:type="simple" xlink:href="https://file.org/extension/csv" text:style-name="Internet_20_link" text:visited-style-name="Visited_20_Internet_20_Link"><text:span text:style-name="T7">https://file.org/extension/csv</text:span></text:a><text:span text:style-name="T8"> - This link concisely explains CSV files </text:span></text:p></text:note-body></text:note> file, but makes use of the semi-colon as the delimiter instead of the comma.</text:p>
      <text:p text:style-name="P1"><text:tab/>With regards to processing the data,<office:annotation office:name="__Annotation__68_1423868145"><dc:creator>Breandan Kerin</dc:creator><dc:date>2017-11-27T17:43:50</dc:date><text:p>I have this in bold as I was to know what we actually did before I finish this section, but I'm assuming this is how we will do it....</text:p></office:annotation> <text:span text:style-name="T3">the values for the features; columns 1-10, were read in from the </text:span><text:span text:style-name="T4">Semi Colon </text:span><text:span text:style-name="T5">Separated</text:span><text:span text:style-name="T4"> Value (SCSV)</text:span><text:span text:style-name="T3"> file and were stored in a numpy array</text:span><text:span text:style-name="T3"><text:note text:id="ftn4" text:note-class="footnote"><text:note-citation>4</text:note-citation><text:note-body><text:p text:style-name="P17"><text:a xlink:type="simple" xlink:href="https://pypi.python.org/pypi/numpy" text:style-name="Internet_20_link" text:visited-style-name="Visited_20_Internet_20_Link"><text:span text:style-name="T7">https://pypi.python.org/pypi/numpy</text:span></text:a><text:span text:style-name="T8"> - This link is to the python docs web page, which explains what numpy is.</text:span></text:p></text:note-body></text:note></text:span><text:span text:style-name="T3"> </text:span><text:span text:style-name="T6">X</text:span><text:span text:style-name="T3">. The target values; column 11, were read in and stored in a </text:span><text:span text:style-name="T5">separate</text:span><text:span text:style-name="T3"> numpy array also, </text:span><text:span text:style-name="T6">y</text:span>. <office:annotation-end office:name="__Annotation__68_1423868145"/></text:p>
      <text:p text:style-name="P12">It should be noted that for this experiment there was no preprocessing applied to the dataset being experimented on. The reason for not applying preprocessing; such as feature selection and feature <text:span text:style-name="T11">normalization</text:span>, was that each feature was considered important for the purposes of this experiment and that the data was sufficiently clean to experiment on <text:span text:style-name="T10">and since the values of the dataset didn’t differ extremely, the team saw no need to apply data normalization.</text:span> <text:span text:style-name="T10">T</text:span>he team felt <text:span text:style-name="T10">the dataset</text:span> would provide accurate and precise results without the need for <text:span text:style-name="T10">any</text:span> preprocessing.</text:p>
      <text:p text:style-name="P1"><text:tab/></text:p>
      <text:p text:style-name="P5">Algorithm and Feature Selection:</text:p>
      <text:p text:style-name="P8">TODO – did we use k-fold cross validation? <office:annotation office:name="__Annotation__224_676744488"><dc:creator>Unknown Author</dc:creator><dc:date>2017-12-11T15:09:37</dc:date><text:p text:style-name="P25"><text:span text:style-name="T18">Aashish and Yash – I will need to talk to you both about this. Did/ will we use cross fold if not why?</text:span></text:p></office:annotation>Why/not??<office:annotation-end office:name="__Annotation__224_676744488"/></text:p>
      <text:p text:style-name="P1"><text:tab/>As mentioned above in the <text:span text:style-name="T1">Data and Preprocessing</text:span> section of this report, there was no feature selection applied to the data set due to the fact that each feature would provide a useful insight into model the team <text:span text:style-name="T13">was</text:span> trying to create. </text:p>
      <text:p text:style-name="P1"><text:tab/><text:span text:style-name="T13">Linear Regression is a basic and commonly used method in predictive analytics. The regression estimates made are used to explain the relationship between a dependent variable and a set of independent variables. The simplest form of the regression equation is “y = b*x + c”, where y = the estimated dependent variable score, c = some constant, b = a regression coefficient and x is the score of the independent variable. Despite being named “Linear Regression”, a linear regression can be a polynomial, it can be modeled on a dataset <text:s/>that contains multiple independent variables, and hence your equation would follow the form “y = b1*x1 + b1*x2 + b3*x3 + …. + c”</text:span></text:p>
      <text:p text:style-name="P1"><text:tab/><text:span text:style-name="T16">For a linear regression model the parameters for the algorithm are imply the X and y values used; ie, the independent dataset features 1-10, and the dependent variables, feature 11 from the dataset. For linear regression, no other parameters were required for the this algorithm. </text:span></text:p>
      <text:p text:style-name="P7"><text:soft-page-break/>TODO – Get plots and results so I can talk about them here<office:annotation><dc:creator>Unknown Author</dc:creator><dc:date>2017-12-11T15:05:57</dc:date><text:p text:style-name="P25"><text:span text:style-name="T18">Aashish and Yash – I will need results from the algorithms to put here</text:span></text:p></office:annotation></text:p>
      <text:p text:style-name="P1"><text:tab/><text:span text:style-name="T14">The K-means algorithm is simple but can be very powerful if you are dealing with a dataset with many dimensions. It is a non-hierarchical method of grouping objects; or data points, together. For K-means clustering, the following steps highlight the process in this algorithm:</text:span></text:p>
      <text:list xml:id="list8651762786661945940" text:style-name="L1">
        <text:list-item>
          <text:p text:style-name="P18">Input the dataset, clustering variables and maximum number of clusters in the dataset. </text:p>
        </text:list-item>
        <text:list-item>
          <text:p text:style-name="P18">Initialize the cluster centroid.</text:p>
        </text:list-item>
        <text:list-item>
          <text:p text:style-name="P18">Calculate the Euclidean distance <text:span text:style-name="T15">between a the first observation and the initial cluster centroid</text:span><text:line-break/><draw:frame draw:style-name="fr1" draw:name="Object1" text:anchor-type="as-char" svg:y="-0.437cm" svg:width="8.4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9">Move onto the next observation and calculate the Euclidean distance and assign next observation based on minimum Euclidean distance and update cluster centroids. </text:p>
        </text:list-item>
      </text:list>
      <text:p text:style-name="P6"><office:annotation office:name="__Annotation__212_676744488"><dc:creator>Unknown Author</dc:creator><dc:date>2017-12-11T14:57:55</dc:date><text:p text:style-name="P25"><text:span text:style-name="T18">Aashish – I’ll need to talk to you about this when you get it done!!!</text:span></text:p></office:annotation>TODO - Talk about how we selected the appropriate values for algorithm parameters.<office:annotation-end office:name="__Annotation__212_676744488"/> </text:p>
      <text:p text:style-name="P7">TODO – Get plots and results so I can talk about them here</text:p>
      <text:p text:style-name="P2">Evaluation:</text:p>
      <text:p text:style-name="P2"/>
      <text:p text:style-name="P3">Conclusion:</text:p>
      <text:p text:style-name="P2"/>
      <text:p text:style-name="P2">Appendix:</text:p>
      <text:p text:style-name="P1"/>
      <text:p text:style-name="P1">The table below contains the information of each student; including name, student number and hours spent on this assignment: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Student Name</text:p>
          </table:table-cell>
          <table:table-cell table:style-name="Table1.A1" office:value-type="string">
            <text:p text:style-name="P10">Student Number</text:p>
          </table:table-cell>
          <table:table-cell table:style-name="Table1.A1" office:value-type="string">
            <text:p text:style-name="P10">Time spent/person</text:p>
          </table:table-cell>
        </table:table-row>
        <table:table-row table:style-name="Table1.1">
          <table:table-cell table:style-name="Table1.A1" office:value-type="string">
            <text:p text:style-name="P9">Breandan Kerin</text:p>
          </table:table-cell>
          <table:table-cell table:style-name="Table1.A1" office:value-type="string">
            <text:p text:style-name="P9">14310166</text:p>
          </table:table-cell>
          <table:table-cell table:style-name="Table1.A1" office:value-type="string">
            <text:p text:style-name="P24">3</text:p>
          </table:table-cell>
        </table:table-row>
        <table:table-row table:style-name="Table1.1">
          <table:table-cell table:style-name="Table1.A1" office:value-type="string">
            <text:p text:style-name="P9">Aashish Arora</text:p>
          </table:table-cell>
          <table:table-cell table:style-name="Table1.A1" office:value-type="string">
            <text:p text:style-name="P11">16338462 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Yash Mundra</text:p>
          </table:table-cell>
          <table:table-cell table:style-name="Table1.A1" office:value-type="string">
            <text:p text:style-name="P11">16338461 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5" table:number-columns-spanned="2" office:value-type="string">
            <text:p text:style-name="P11">Total Time Taken for Assignment 3</text:p>
          </table:table-cell>
          <table:covered-table-cell/>
          <table:table-cell table:style-name="Table1.A5" office:value-type="string">
            <text:p text:style-name="P9"/>
          </table:table-cell>
        </table:table-row>
      </table:table>
      <text:p text:style-name="P1"/>
      <text:p text:style-name="P1">The contributions per each student are highlighted below:</text:p>
      <text:p text:style-name="P1">Breandan Kerin:</text:p>
      <text:list xml:id="list915460690045810848" text:style-name="WWNum3">
        <text:list-item>
          <text:p text:style-name="P21">Breandan primarily organized the team. For the purposes of this assignment he acted as a scrum master, where he organized team etc. He spent most of his time writing up the report and helped both Aashish and Yash with sections of the code. He <text:s/>setup an on-line repository on bitbucket.org; which is also linked in the <text:span text:style-name="T9">source Code</text:span><text:span text:style-name="T12"> section of the report</text:span> below, <text:s/>where the team was able to collaboratively work on this assignment. </text:p>
        </text:list-item>
      </text:list>
      <text:p text:style-name="P1"/>
      <text:p text:style-name="P1">Aasish Arora:</text:p>
      <text:list xml:id="list1081301237171583025" text:style-name="WWNum1">
        <text:list-item>
          <text:p text:style-name="P22">ererg</text:p>
        </text:list-item>
      </text:list>
      <text:p text:style-name="P1"/>
      <text:p text:style-name="P1">Yash Mundra:</text:p>
      <text:list xml:id="list6326428880052656711" text:style-name="WWNum2">
        <text:list-item>
          <text:p text:style-name="P23">wewef</text:p>
        </text:list-item>
      </text:list>
      <text:p text:style-name="P1"><text:soft-page-break/></text:p>
      <text:p text:style-name="P1"/>
      <text:p text:style-name="P2">Source Code:</text:p>
      <text:p text:style-name="P1"/>
      <text:p text:style-name="P4">All code can also be viewed on bitbucket here: </text:p>
      <text:p text:style-name="P4"><text:a xlink:type="simple" xlink:href="https://bitbucket.org/Breandan96/cs4404-machine-learning-with-applications-in-data-analytics" text:style-name="Internet_20_link" text:visited-style-name="Visited_20_Internet_20_Link">https://bitbucket.org/Breandan96/cs4404-machine-learning-with-applications-in-data-analytics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5:59:13.679771919</dc:date>
    <meta:editing-duration>PT1H6M57S</meta:editing-duration>
    <meta:editing-cycles>8</meta:editing-cycles>
    <meta:generator>LibreOffice/5.1.6.2$Linux_X86_64 LibreOffice_project/10m0$Build-2</meta:generator>
    <meta:document-statistic meta:table-count="1" meta:image-count="0" meta:object-count="1" meta:page-count="3" meta:paragraph-count="49" meta:word-count="801" meta:character-count="5111" meta:non-whitespace-character-count="4338"/>
  </office:meta>
</office:document-meta>
</file>

<file path=Object 1/content.xml><?xml version="1.0" encoding="utf-8"?>
<math xmlns="http://www.w3.org/1998/Math/MathML" display="block">
  <semantics>
    <mrow>
      <mi mathvariant="italic">Euclidian</mi>
      <mrow>
        <mi mathvariant="italic">Distance</mi>
        <mo stretchy="false">=</mo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row>
                          <mi mathvariant="italic">Xo</mi>
                          <mo stretchy="false">−</mo>
                          <mi>X</mi>
                        </mrow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y</mi>
                        <mrow>
                          <mn>2</mn>
                          <mo stretchy="false">−</mo>
                          <mi>y</mi>
                        </mrow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  <mn>0.5</mn>
        </msup>
      </mrow>
    </mrow>
    <annotation encoding="StarMath 5.0">Euclidian Distance = ((Xo-X1)^2 + (y2 - y1)^2)^0.5</annotation>
  </semantics>
</math>
</file>